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style:style>
    <style:style style:name="P7" style:family="paragraph" style:parent-style-name="Standard">
      <style:text-properties style:font-name="Liberation Sans" fo:font-size="14pt" fo:font-weight="bold" style:font-size-asian="14pt" style:font-weight-asian="bold" style:font-size-complex="14pt" style:font-weight-complex="bold"/>
    </style:style>
    <style:style style:name="P8" style:family="paragraph" style:parent-style-name="Standard">
      <style:text-properties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text-properties style:font-name="Liberation Sans" fo:background-color="#ffff00"/>
    </style:style>
    <style:style style:name="P10" style:family="paragraph" style:parent-style-name="Standard">
      <style:text-properties style:font-name="Liberation Sans" fo:font-weight="bold" style:font-weight-asian="bold" style:font-weight-complex="bold"/>
    </style:style>
    <style:style style:name="P11"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style:font-name="Liberation Sans"/>
    </style:style>
    <style:style style:name="P14" style:family="paragraph" style:parent-style-name="Standard" style:list-style-name="L1">
      <style:text-properties style:font-name="Liberation Sans"/>
    </style:style>
    <style:style style:name="P15" style:family="paragraph" style:parent-style-name="Standard">
      <style:paragraph-properties fo:text-align="justify" style:justify-single-word="false"/>
      <style:text-properties style:font-name="Liberation Sans" fo:font-weight="bold" officeooo:rsid="000d2229" officeooo:paragraph-rsid="000d2229" style:font-weight-asian="bold" style:font-weight-complex="bold"/>
    </style:style>
    <style:style style:name="P16" style:family="paragraph" style:parent-style-name="Standard" style:list-style-name="L2">
      <style:text-properties style:font-name="Liberation Sans" officeooo:rsid="00115427" officeooo:paragraph-rsid="000d2229"/>
    </style:style>
    <style:style style:name="P17" style:family="paragraph" style:parent-style-name="Standard" style:list-style-name="L2">
      <style:text-properties style:font-name="Liberation Sans" officeooo:paragraph-rsid="000d2229"/>
    </style:style>
    <style:style style:name="P18" style:family="paragraph" style:parent-style-name="Standard" style:list-style-name="L2">
      <style:text-properties style:font-name="Liberation Sans" officeooo:rsid="0010289b" officeooo:paragraph-rsid="000d2229"/>
    </style:style>
    <style:style style:name="P19" style:family="paragraph" style:parent-style-name="Standard">
      <style:text-properties style:font-name="Liberation Sans" officeooo:paragraph-rsid="000d2229"/>
    </style:style>
    <style:style style:name="P20" style:family="paragraph" style:parent-style-name="Standard">
      <style:text-properties style:font-name="Liberation Sans" officeooo:paragraph-rsid="000ede80"/>
    </style:style>
    <style:style style:name="P21" style:family="paragraph" style:parent-style-name="Standard">
      <style:text-properties style:font-name="Liberation Sans" officeooo:rsid="000ede80" officeooo:paragraph-rsid="000ede80"/>
    </style:style>
    <style:style style:name="P22" style:family="paragraph" style:parent-style-name="Standard">
      <style:text-properties style:font-name="Liberation Sans" officeooo:rsid="000f72bc" officeooo:paragraph-rsid="000f72bc"/>
    </style:style>
    <style:style style:name="P23" style:family="paragraph" style:parent-style-name="Standard">
      <style:text-properties fo:color="#4e9a06" style:font-name="Liberation Sans" fo:font-size="15pt" style:text-underline-style="solid" style:text-underline-width="auto" style:text-underline-color="font-color" fo:font-weight="bold" officeooo:paragraph-rsid="000d2229" style:font-size-asian="15pt" style:font-weight-asian="bold" style:font-size-complex="15pt" style:font-weight-complex="bold"/>
    </style:style>
    <style:style style:name="P24" style:family="paragraph" style:parent-style-name="Table_20_Contents">
      <style:text-properties fo:color="#000000" style:font-name="Liberation Sans" fo:font-size="10pt" officeooo:rsid="000ef721" officeooo:paragraph-rsid="000ef721" style:font-size-asian="10pt" style:font-size-complex="10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2229"/>
    </style:style>
    <style:style style:name="T2" style:family="text">
      <style:text-properties officeooo:rsid="0010289b"/>
    </style:style>
    <style:style style:name="T3" style:family="text">
      <style:text-properties officeooo:rsid="00115427"/>
    </style:style>
    <style:style style:name="T4" style:family="text">
      <style:text-properties officeooo:rsid="0000ed86"/>
    </style:style>
    <style:style style:name="T5" style:family="text">
      <style:text-properties officeooo:rsid="000e95a8"/>
    </style:style>
    <style:style style:name="T6" style:family="text">
      <style:text-properties officeooo:rsid="000ede80"/>
    </style:style>
    <style:style style:name="T7" style:family="text">
      <style:text-properties officeooo:rsid="000ef721"/>
    </style:style>
    <style:style style:name="T8" style:family="text">
      <style:text-properties officeooo:rsid="001110d6"/>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Regelsatz 2</text:p>
      <text:p text:style-name="P8"/>
      <text:p text:style-name="P8"/>
      <text:p text:style-name="P12">Warum die KI hilft</text:p>
      <text:p text:style-name="P8"/>
      <text:p text:style-name="P6">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text:p>
      <text:p text:style-name="P6"/>
      <text:p text:style-name="P6"/>
      <text:p text:style-name="P12">Wo die KI hilft</text:p>
      <text:p text:style-name="P8"/>
      <text:p text:style-name="P6">Die KI soll nur bei den Rechenaufgaben helfen. Eine Hilfe im Stream, Chat oder ähnlichem ist nicht notwendig.</text:p>
      <text:p text:style-name="P6"/>
      <text:p text:style-name="P6"/>
      <text:p text:style-name="P12">Wann die KI hilft</text:p>
      <text:p text:style-name="P8"/>
      <text:p text:style-name="P7">Nach welchen Nutzeraktionen die KI hilft</text:p>
      <text:p text:style-name="P6"/>
      <text:p text:style-name="P6">Um dem Nutzer die Antwort nicht vorwegzunehmen soll die KI erst einschreiten wenn dieser um Hilfe bittet. <text:span text:style-name="T7">Dies teilt der Nutzer mit indem er auf den „Hilfe“-Button klickt, er wird hieraufhin gefragt ob er einen Hinweis kaufen möchte.</text:span></text:p>
      <text:p text:style-name="P6"/>
      <text:p text:style-name="P6"/>
      <text:p text:style-name="P7">Nach welcher Zeit die KI hilft</text:p>
      <text:p text:style-name="P6"/>
      <text:p text:style-name="P6">Damit die anderen Nutzer eine Möglichkeit haben Hilfestellung zu leisten und so erfolgreich Kollaboration zu betreiben, soll die KI 4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6"/>
      <text:p text:style-name="P6"/>
      <text:p text:style-name="P6"/>
      <text:p text:style-name="P12"><text:soft-page-break/>Wie die KI hilft</text:p>
      <text:p text:style-name="P6"/>
      <text:p text:style-name="P22">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22"/>
      <text:p text:style-name="P22"/>
      <text:p text:style-name="P7">Wenn der Nutzer keine Lösung hat</text:p>
      <text:p text:style-name="P6"/>
      <text:p text:style-name="P6">Hat der Nutzer keinen Lösungsansatz finden können, kann ihm <text:span text:style-name="T1">die KI </text:span>eine Reihe von, für diese Aufgabe vorgefertigten, Hinweisen geben.</text:p>
      <text:p text:style-name="P6">Beispiel:</text:p>
      <text:p text:style-name="P6"/>
      <text:p text:style-name="P6">Aufgabe:</text:p>
      <text:p text:style-name="P6">f(x) = -20x² + 320</text:p>
      <text:p text:style-name="P6"/>
      <text:p text:style-name="P6">kleineres x = <text:s text:c="6"/>; <text:s text:c="2"/>größeres <text:s/>x = </text:p>
      <text:p text:style-name="P6"/>
      <text:p text:style-name="P6">Hinweise:</text:p>
      <text:p text:style-name="P6"/>
      <text:list xml:id="list3672235259" text:style-name="L1">
        <text:list-item>
          <text:p text:style-name="P14">Versuche von beiden Seiten der Gleichung 320 zu subtrahieren.</text:p>
        </text:list-item>
        <text:list-item>
          <text:p text:style-name="P14">Versuche beide Seiten der Gleichung durch 20 zu dividieren.</text:p>
        </text:list-item>
        <text:list-item>
          <text:p text:style-name="P14">Versuche beide Seiten der Gleichung durch -1 zu dividieren.</text:p>
        </text:list-item>
        <text:list-item>
          <text:p text:style-name="P14">Versuche von beiden Seiten der Gleichung die Wurzel zu ziehen.</text:p>
        </text:list-item>
      </text:list>
      <text:p text:style-name="P6"/>
      <text:p text:style-name="P21"><office:annotation office:name="__Annotation__530_2598718939"><dc:creator>Andreas Glaser</dc:creator><dc:date>2018-04-09T17:52:54.005000000</dc:date><loext:sender-initials>AG</loext:sender-initials><text:p text:style-name="P25"><text:span text:style-name="T9">Sich für eine Möglichkeit entscheiden</text:span></text:p></office:annotation>1. Möglichkeit<office:annotation-end office:name="__Annotation__530_2598718939"/>: 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6"/>
      <text:p text:style-name="P6"/>
      <text:p text:style-name="P20"><text:span text:style-name="T6">2. Möglichkeit: Die Hinweise müssen in der Richtigen Reihenfolge kommen und vom Nutzer mit Kollaborationspunkten bezahlt werden. Ein Hinweis soll einen Kollaborationspunkt kosten, der Nutzer kann diese Punkte zurück erhalten indem er auf Hilferufe anderer Nutzer oder der KI reagiert.</text:span></text:p>
      <text:p text:style-name="P6"/>
      <text:p text:style-name="P6"/>
      <text:p text:style-name="P7">Wenn der Nutzer eine falsche Lösung hat</text:p>
      <text:p text:style-name="P6"/>
      <text:p text:style-name="P6"><text:soft-page-break/>Ist eine Antwort, auf die Aufgabe, des Nutzers vorhanden, so kann die KI eine seinem Fortschritt angepasste Hilfestellung bieten. </text:p>
      <text:p text:style-name="P6"/>
      <text:p text:style-name="P6">Aufgabe:</text:p>
      <text:p text:style-name="P6">f(x) = -10x² + 320</text:p>
      <text:p text:style-name="P6"/>
      <text:p text:style-name="P6">Ergebnis auf zwei Nachkommastellen gerundet.</text:p>
      <text:p text:style-name="P6">kleineres x = <text:s text:c="6"/>; <text:s text:c="2"/>größeres <text:s/>x = </text:p>
      <text:p text:style-name="P6"/>
      <text:p text:style-name="P6"/>
      <text:p text:style-name="P10">Hilfestellung bei einem Rundungsfehler</text:p>
      <text:p text:style-name="P6">Antwort des Nutzers: kleineres x = -5,65 <text:s text:c="2"/>; <text:s text:c="3"/>größeres x = 5,65 </text:p>
      <text:p text:style-name="P6"/>
      <text:p text:style-name="P6">Hilfestellung: Ab 5 wird aufgerundet, nur 4 oder kleiner wird abgerundet.</text:p>
      <text:p text:style-name="P6"/>
      <text:p text:style-name="P10">Hilfestellung bei einer Richtigen Antwort</text:p>
      <text:p text:style-name="P6">Antwort des Nutzers: kleineres x = -2,66 <text:s text:c="2"/>; <text:s text:c="3"/>größeres x = 5,66 </text:p>
      <text:p text:style-name="P6"/>
      <text:p text:style-name="P6">Hilfestellung: Das kleinere x ist nicht korrekt, das größere hingegen ist korrekt. <text:span text:style-name="T6">(Diese Hilfestellung ist für den Nutzer kostenlos, bei Bedarf kann er die selben Hinweise kaufen die er bekommen würde wenn er keine Antwort gegeben hätte.)</text:span></text:p>
      <text:p text:style-name="P6"/>
      <text:p text:style-name="P10">Hilfestellung bei keiner Richtigen Antwort</text:p>
      <text:p text:style-name="P6">Antwort des Nutzers: kleineres x = -2,66 <text:s text:c="2"/>; <text:s text:c="3"/>größeres x = 2,66 </text:p>
      <text:p text:style-name="P6"/>
      <text:p text:style-name="P20">Hilfestellung: Beide x sind nicht korrekt. <text:span text:style-name="T6">(Diese Hilfestellung ist für den Nutzer kostenlos, bei Bedarf kann er die selben Hinweise kaufen die er bekommen würde wenn er keine Antwort gegeben hätte.)</text:span> </text:p>
      <text:p text:style-name="P9"/>
      <text:p text:style-name="P6"/>
      <text:p text:style-name="P23">W<text:span text:style-name="T1">eitere Beispiele für Hinweise</text:span></text:p>
      <text:p text:style-name="P6"/>
      <text:p text:style-name="P15">Beispiel 1</text:p>
      <text:p text:style-name="P6"/>
      <text:p text:style-name="P19">Aufgabe:</text:p>
      <text:p text:style-name="P19"><text:span text:style-name="T2">27c</text:span> = <text:span text:style-name="T2">22c</text:span> + <text:span text:style-name="T2">5</text:span>x<text:span text:style-name="T3">²</text:span> </text:p>
      <text:p text:style-name="P19"/>
      <text:p text:style-name="P19">kleineres x = <text:s text:c="6"/>; <text:s text:c="2"/>größeres <text:s/>x = </text:p>
      <text:p text:style-name="P19"/>
      <text:p text:style-name="P19">Hinweise:</text:p>
      <text:list xml:id="list740696519" text:style-name="L2">
        <text:list-header>
          <text:p text:style-name="P17"/>
        </text:list-header>
        <text:list-item text:start-value="1">
          <text:p text:style-name="P18"><text:soft-page-break/>Versuche alle Terme mit x und alle Terme ohne x auf verschiedene Seiten zu bringen.</text:p>
        </text:list-item>
        <text:list-item>
          <text:p text:style-name="P18">Versuche auf beiden Seiten <text:span text:style-name="T3">der Gleichung</text:span> 22c zu subtrahieren.</text:p>
        </text:list-item>
        <text:list-item>
          <text:p text:style-name="P18">Versuche beide Seiten <text:span text:style-name="T3">der Gleichung</text:span> durch 5 zu teilen.</text:p>
        </text:list-item>
        <text:list-item>
          <text:p text:style-name="P16">Versuche auf beiden Seiten der Gleichung die Wurzel zu ziehen.</text:p>
        </text:list-item>
      </text:list>
      <text:p text:style-name="P6"/>
      <text:p text:style-name="P6"/>
      <text:p text:style-name="P15">Beispiel 2</text:p>
      <text:p text:style-name="P6"/>
      <text:p text:style-name="P19">Aufgabe:</text:p>
      <text:p text:style-name="P19">-x + <text:span text:style-name="T3">4</text:span>a <text:span text:style-name="T3">+</text:span> <text:span text:style-name="T3">1</text:span>4 <text:s/>= 1<text:span text:style-name="T3">6</text:span>a</text:p>
      <text:p text:style-name="P19"/>
      <text:p text:style-name="P19">x = </text:p>
      <text:p text:style-name="P19"/>
      <text:p text:style-name="P19">Hinweise:</text:p>
      <text:list xml:id="list180413331210203" text:continue-numbering="true" text:style-name="L2">
        <text:list-header>
          <text:p text:style-name="P17"/>
        </text:list-header>
        <text:list-item text:start-value="1">
          <text:p text:style-name="P18">Versuche alle Terme mit x und alle Terme ohne x auf verschiedene Seiten zu bringen.</text:p>
        </text:list-item>
        <text:list-item>
          <text:p text:style-name="P18">Versuche auf beiden Seiten <text:span text:style-name="T3">der Gleichung</text:span> <text:span text:style-name="T3">4a</text:span> zu subtrahieren.</text:p>
        </text:list-item>
        <text:list-item>
          <text:p text:style-name="P16">Versuche auf beiden Seiten der Gleichung 14 zu subtrahieren.</text:p>
        </text:list-item>
        <text:list-item>
          <text:p text:style-name="P16">Versuche beide Seiten der Gleichung durch -1 zu teilen.</text:p>
        </text:list-item>
      </text:list>
      <text:p text:style-name="P6"/>
      <text:p text:style-name="P6"/>
      <text:p text:style-name="P15">Beispiel 3</text:p>
      <text:p text:style-name="P6"/>
      <text:p text:style-name="P19">Aufgabe:</text:p>
      <text:p text:style-name="P19"><text:span text:style-name="T3">3</text:span>y + <text:span text:style-name="T3">9</text:span>a - <text:span text:style-name="T3">6</text:span>c = <text:span text:style-name="T3">27</text:span>b</text:p>
      <text:p text:style-name="P19"/>
      <text:p text:style-name="P19"><text:span text:style-name="T3">y</text:span> = </text:p>
      <text:p text:style-name="P19"/>
      <text:p text:style-name="P19">Hinweise:</text:p>
      <text:list xml:id="list180412790079617" text:continue-numbering="true" text:style-name="L2">
        <text:list-header>
          <text:p text:style-name="P17"/>
        </text:list-header>
        <text:list-item text:start-value="1">
          <text:p text:style-name="P18">Versuche alle Terme mit <text:span text:style-name="T3">y</text:span> und alle Terme ohne <text:span text:style-name="T3">y</text:span> auf verschiedene Seiten zu bringen.</text:p>
        </text:list-item>
        <text:list-item>
          <text:p text:style-name="P18">Versuche auf beiden Seiten <text:span text:style-name="T3">der Gleichung</text:span> <text:span text:style-name="T4">9a</text:span> zu subtrahieren.</text:p>
        </text:list-item>
        <text:list-item>
          <text:p text:style-name="P16">Versuche auf beiden Seiten der Gleichung 6c zu addieren.</text:p>
        </text:list-item>
        <text:list-item>
          <text:p text:style-name="P16">Versuche beide Seiten der Gleichung durch 3 zu teilen.</text:p>
        </text:list-item>
      </text:list>
      <text:p text:style-name="P6"/>
      <text:p text:style-name="P6"/>
      <text:p text:style-name="P6">Arbeitszeit :</text:p>
      <text:p text:style-name="P6">0<text:span text:style-name="T8">2</text:span>:<text:span text:style-name="T8">0</text:span>0 <text:span text:style-name="T8">St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3" style:family="paragraph" style:parent-style-name="Table_20_Contents">
      <style:text-properties fo:color="#000000" style:font-name="Liberation Sans" fo:font-size="10pt" officeooo:rsid="000ef721" officeooo:paragraph-rsid="000ef721"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T1" style:family="text">
      <style:text-properties officeooo:rsid="000ef721"/>
    </style:style>
    <style:style style:name="MT2" style:family="text">
      <style:text-properties officeooo:rsid="000e95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Standard"/>
        <text:p text:style-name="Standard"/>
        <text:p text:style-name="Standard"/>
        <table:table table:name="Tabelle2" table:style-name="Tabelle2">
          <table:table-column table:style-name="Tabelle2.A"/>
          <table:table-column table:style-name="Tabelle2.B"/>
          <table:table-row>
            <table:table-cell table:style-name="Tabelle2.A1" office:value-type="string">
              <text:p text:style-name="MP1">Team 3 (Teamleiter Noah Lehmann)</text:p>
            </table:table-cell>
            <table:table-cell table:style-name="Tabelle2.B1" office:value-type="string">
              <text:p text:style-name="MP2">Web Development 2</text:p>
            </table:table-cell>
          </table:table-row>
          <table:table-row>
            <table:table-cell table:style-name="Tabelle2.A2" office:value-type="string">
              <text:p text:style-name="MP3">Regelsatz 2</text:p>
            </table:table-cell>
            <table:table-cell table:style-name="Tabelle2.B2" office:value-type="string">
              <text:p text:style-name="MP2"><text:span text:style-name="MT1">9</text:span>.0<text:span text:style-name="MT1">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text:span text:style-name="MT2"><text:s/>Andreas Khouri</text:span></text:p>
            </table:table-cell>
            <table:table-cell table:style-name="Tabelle1.A1" office:value-type="string">
              <text:p text:style-name="MP5"><text:page-number text:select-page="current">4</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09T18:04:11.200000000</dc:date>
    <meta:editing-duration>PT2H14M24S</meta:editing-duration>
    <meta:editing-cycles>14</meta:editing-cycles>
    <meta:generator>LibreOffice/5.4.6.2$Windows_X86_64 LibreOffice_project/4014ce260a04f1026ba855d3b8d91541c224eab8</meta:generator>
    <dc:creator>Andreas Glaser</dc:creator>
    <meta:document-statistic meta:table-count="2" meta:image-count="0" meta:object-count="0" meta:page-count="4" meta:paragraph-count="76" meta:word-count="804" meta:character-count="4925" meta:non-whitespace-character-count="4160"/>
  </office:meta>
</office:document-meta>
</file>